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paragraph-properties fo:margin-left="2.771cm" fo:margin-right="0cm" fo:text-indent="0cm" style:auto-text-indent="false">
        <style:tab-stops/>
      </style:paragraph-properties>
    </style:style>
    <style:style style:name="P2" style:family="paragraph" style:parent-style-name="Texto_20_independiente">
      <style:paragraph-properties fo:margin-left="9.451cm" fo:margin-right="0cm" fo:margin-top="0.305cm" fo:margin-bottom="0cm" style:contextual-spacing="false" fo:text-indent="0cm" style:auto-text-indent="false">
        <style:tab-stops/>
      </style:paragraph-properties>
    </style:style>
    <style:style style:name="P3" style:family="paragraph" style:parent-style-name="Texto_20_independiente">
      <style:paragraph-properties fo:margin-left="2.708cm" fo:margin-right="0cm" fo:margin-top="0.206cm" fo:margin-bottom="0cm" style:contextual-spacing="false" fo:text-indent="0cm" style:auto-text-indent="false">
        <style:tab-stops/>
      </style:paragraph-properties>
    </style:style>
    <style:style style:name="P4" style:family="paragraph" style:parent-style-name="Texto_20_independiente" style:master-page-name="">
      <loext:graphic-properties draw:fill="none"/>
      <style:paragraph-properties fo:margin-left="1.9cm" fo:margin-right="0cm" fo:margin-top="0.206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5" style:family="paragraph" style:parent-style-name="Texto_20_independiente" style:master-page-name="">
      <loext:graphic-properties draw:fill="none"/>
      <style:paragraph-properties fo:margin-left="1.9cm" fo:margin-right="0cm" fo:margin-top="0.307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6" style:family="paragraph" style:parent-style-name="Texto_20_independiente" style:master-page-name="">
      <loext:graphic-properties draw:fill="none"/>
      <style:paragraph-properties fo:margin-left="1.9cm" fo:margin-right="0cm" fo:margin-top="0.222cm" fo:margin-bottom="0cm" style:contextual-spacing="false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7" style:family="paragraph" style:parent-style-name="Texto_20_independiente">
      <style:paragraph-properties fo:margin-top="0.002cm" fo:margin-bottom="0cm" style:contextual-spacing="false"/>
      <style:text-properties fo:font-size="9.5pt" fo:language="es" fo:country="ES" style:font-size-asian="9.5pt"/>
    </style:style>
    <style:style style:name="P8" style:family="paragraph" style:parent-style-name="Texto_20_independiente"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9" style:family="paragraph" style:parent-style-name="Texto_20_independiente">
      <style:paragraph-properties fo:margin-left="2.755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0" style:family="paragraph" style:parent-style-name="Texto_20_independiente">
      <style:paragraph-properties fo:margin-left="2.755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16648d"/>
    </style:style>
    <style:style style:name="P11" style:family="paragraph" style:parent-style-name="Texto_20_independiente">
      <style:paragraph-properties fo:margin-left="2.757cm" fo:margin-right="0cm" fo:line-height="115%" fo:text-indent="0cm" style:auto-text-indent="false">
        <style:tab-stops/>
      </style:paragraph-properties>
      <style:text-properties officeooo:paragraph-rsid="002349f6"/>
    </style:style>
    <style:style style:name="P12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  <style:text-properties officeooo:paragraph-rsid="002349f6"/>
    </style:style>
    <style:style style:name="P13" style:family="paragraph" style:parent-style-name="Texto_20_independiente">
      <loext:graphic-properties draw:fill-hatch-name="hatch"/>
      <style:paragraph-properties fo:margin-left="2.757cm" fo:margin-right="0cm" fo:line-height="115%" fo:text-indent="0cm" style:auto-text-indent="false">
        <style:tab-stops/>
      </style:paragraph-properties>
    </style:style>
    <style:style style:name="P14" style:family="paragraph" style:parent-style-name="Texto_20_independiente">
      <loext:graphic-properties draw:fill-hatch-name="hatch"/>
      <style:paragraph-properties fo:margin-left="2.757cm" fo:margin-right="0cm" fo:margin-top="0.011cm" fo:margin-bottom="0cm" style:contextual-spacing="false" fo:line-height="115%" fo:text-indent="0cm" style:auto-text-indent="false">
        <style:tab-stops/>
      </style:paragraph-properties>
    </style:style>
    <style:style style:name="P15" style:family="paragraph" style:parent-style-name="Texto_20_independiente">
      <loext:graphic-properties draw:fill-hatch-name="hatch"/>
      <style:paragraph-properties fo:margin-left="2.757cm" fo:margin-right="0cm" fo:margin-top="0.009cm" fo:margin-bottom="0cm" style:contextual-spacing="false" fo:line-height="115%" fo:text-indent="0cm" style:auto-text-indent="false">
        <style:tab-stops/>
      </style:paragraph-properties>
      <style:text-properties officeooo:paragraph-rsid="002a0fba"/>
    </style:style>
    <style:style style:name="P16" style:family="paragraph" style:parent-style-name="Standard">
      <style:paragraph-properties fo:orphans="0" fo:widows="0"/>
      <style:text-properties style:font-name="Times New Roman" fo:font-size="8pt" officeooo:paragraph-rsid="0018514d" style:font-size-asian="8pt"/>
    </style:style>
    <style:style style:name="P17" style:family="paragraph" style:parent-style-name="Table_20_Paragraph">
      <style:paragraph-properties fo:orphans="0" fo:widows="0"/>
      <style:text-properties style:font-name="Times New Roman" fo:font-size="8pt" officeooo:paragraph-rsid="0018514d" style:font-size-asian="8pt"/>
    </style:style>
    <style:style style:name="P18" style:family="paragraph" style:parent-style-name="Standard">
      <style:paragraph-properties fo:orphans="0" fo:widows="0"/>
      <style:text-properties style:font-name="Times New Roman" fo:font-size="8pt" officeooo:paragraph-rsid="001e0b4b" style:font-size-asian="8pt"/>
    </style:style>
    <style:style style:name="P19" style:family="paragraph" style:parent-style-name="Table_20_Paragraph">
      <style:paragraph-properties fo:orphans="0" fo:widows="0"/>
      <style:text-properties style:font-name="Times New Roman" fo:font-size="8pt" officeooo:paragraph-rsid="001e0b4b" style:font-size-asian="8pt"/>
    </style:style>
    <style:style style:name="P20" style:family="paragraph" style:parent-style-name="Standard">
      <loext:graphic-properties draw:fill="none"/>
      <style:paragraph-properties fo:margin-left="2.2cm" fo:margin-right="0cm" fo:margin-top="0.028cm" fo:margin-bottom="0cm" style:contextual-spacing="false" fo:line-height="0.293cm" fo:text-align="start" style:justify-single-word="false" fo:orphans="0" fo:widows="0" fo:text-indent="0.6cm" style:auto-text-indent="false" fo:background-color="transparent" style:writing-mode="lr-tb"/>
      <style:text-properties officeooo:paragraph-rsid="002540c9"/>
    </style:style>
    <style:style style:name="P21" style:family="paragraph" style:parent-style-name="Standard" style:master-page-name="">
      <loext:graphic-properties draw:fill="none"/>
      <style:paragraph-properties fo:margin-left="2.799cm" fo:margin-right="0cm" fo:margin-top="0.028cm" fo:margin-bottom="0cm" style:contextual-spacing="false" fo:line-height="0.293cm" fo:text-align="start" style:justify-single-word="false" fo:orphans="0" fo:widows="0" fo:text-indent="0cm" style:auto-text-indent="false" style:page-number="auto" fo:background-color="transparent" style:writing-mode="lr-tb">
        <style:tab-stops>
          <style:tab-stop style:position="0cm"/>
        </style:tab-stops>
      </style:paragraph-properties>
      <style:text-properties officeooo:paragraph-rsid="002540c9"/>
    </style:style>
    <style:style style:name="P22" style:family="paragraph" style:parent-style-name="Standard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style:page-number="auto" fo:background-color="transparent" style:writing-mode="lr-tb"/>
      <style:text-properties officeooo:paragraph-rsid="003c2c89"/>
    </style:style>
    <style:style style:name="P23" style:family="paragraph" style:parent-style-name="Standard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0.293cm" fo:text-align="start" style:justify-single-word="false" fo:orphans="0" fo:widows="0" fo:text-indent="0.7cm" style:auto-text-indent="false" fo:background-color="transparent" style:writing-mode="lr-tb"/>
      <style:text-properties officeooo:paragraph-rsid="003c2c89"/>
    </style:style>
    <style:style style:name="P24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>
          <style:tab-stop style:position="19.009cm" style:type="right"/>
        </style:tab-stops>
      </style:paragraph-properties>
      <style:text-properties officeooo:paragraph-rsid="003ca04d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cm" fo:margin-right="0cm" fo:margin-top="0cm" fo:margin-bottom="0cm" style:contextual-spacing="false" fo:line-height="0.293cm" fo:text-align="start" style:justify-single-word="false" fo:orphans="0" fo:widows="0" fo:text-indent="0cm" style:auto-text-indent="false" fo:background-color="transparent" style:writing-mode="lr-tb">
        <style:tab-stops/>
      </style:paragraph-properties>
      <style:text-properties officeooo:paragraph-rsid="003ca04d"/>
    </style:style>
    <style:style style:name="P26" style:family="paragraph" style:parent-style-name="Table_20_Paragraph" style:master-page-name="">
      <loext:graphic-properties draw:fill="none"/>
      <style:paragraph-properties fo:margin-left="-0.101cm" fo:margin-right="-0.199cm" fo:line-height="0.293cm" fo:orphans="0" fo:widows="0" fo:hyphenation-ladder-count="no-limit" fo:text-indent="0cm" style:auto-text-indent="false" style:page-number="auto" fo:background-color="transparent"/>
      <style:text-properties officeooo:paragraph-rsid="00592124" fo:hyphenate="false" loext:hyphenation-no-caps="false"/>
    </style:style>
    <style:style style:name="P27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fo:background-color="transparent">
        <style:tab-stops>
          <style:tab-stop style:position="0.568cm"/>
        </style:tab-stops>
      </style:paragraph-properties>
      <style:text-properties fo:font-size="6pt" officeooo:rsid="00531b7f" officeooo:paragraph-rsid="001a92c4" style:font-size-asian="6pt" fo:hyphenate="false" loext:hyphenation-no-caps="false"/>
    </style:style>
    <style:style style:name="P2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fo:font-style="normal" officeooo:paragraph-rsid="0018514d" style:font-style-asian="normal" style:font-style-complex="normal" fo:hyphenate="false" loext:hyphenation-no-caps="false"/>
    </style:style>
    <style:style style:name="P29" style:family="paragraph" style:parent-style-name="Table_20_Paragraph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fo:background-color="transparent" style:writing-mode="lr-tb"/>
      <style:text-properties fo:language="es" fo:country="ES" fo:font-style="normal" officeooo:paragraph-rsid="002df1fe" style:font-style-asian="normal" style:font-style-complex="normal" fo:hyphenate="false" loext:hyphenation-no-caps="false"/>
    </style:style>
    <style:style style:name="P30" style:family="paragraph" style:parent-style-name="Table_20_Paragraph" style:master-page-name="">
      <loext:graphic-properties draw:fill="none" draw:fill-hatch-name="hatch"/>
      <style:paragraph-properties fo:margin-left="3.3cm" fo:margin-right="1.199cm" fo:margin-top="0cm" fo:margin-bottom="0.101cm" style:contextual-spacing="false" fo:line-height="86%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fo:language="es" fo:country="ES" officeooo:paragraph-rsid="0018514d" fo:hyphenate="false" loext:hyphenation-no-caps="false"/>
    </style:style>
    <style:style style:name="P31" style:family="paragraph" style:parent-style-name="Table_20_Paragraph" style:master-page-name="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2" style:family="paragraph" style:parent-style-name="Table_20_Paragraph" style:master-page-name="">
      <loext:graphic-properties draw:fill="none"/>
      <style:paragraph-properties fo:margin-left="3.3cm" fo:margin-right="0cm" fo:margin-top="0.191cm" fo:margin-bottom="0cm" style:contextual-spacing="false" fo:orphans="0" fo:widows="0" fo:hyphenation-ladder-count="no-limit" fo:text-indent="-0.499cm" style:auto-text-indent="false" style:page-number="auto" fo:background-color="transparent"/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3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orphans="0" fo:widows="0" fo:hyphenation-ladder-count="no-limit" fo:text-indent="0cm" style:auto-text-indent="false" fo:background-color="transparent"/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4" style:family="paragraph" style:parent-style-name="Standard" style:master-page-name="">
      <loext:graphic-properties draw:fill="none"/>
      <style:paragraph-properties fo:margin-left="2.6cm" fo:margin-right="0cm" fo:margin-top="0.028cm" fo:margin-bottom="0cm" style:contextual-spacing="false" fo:line-height="0.293cm" fo:orphans="0" fo:widows="0" fo:hyphenation-ladder-count="no-limit" fo:text-indent="0cm" style:auto-text-indent="false" style:page-number="auto" fo:background-color="transparent">
        <style:tab-stops>
          <style:tab-stop style:position="0.168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5" style:family="paragraph" style:parent-style-name="Table_20_Paragraph" style:master-page-name="">
      <loext:graphic-properties draw:fill="none"/>
      <style:paragraph-properties fo:margin-left="2.799cm" fo:margin-right="0.801cm" fo:margin-top="0.025cm" fo:margin-bottom="0cm" style:contextual-spacing="false" fo:line-height="103%" fo:text-align="start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6" style:family="paragraph" style:parent-style-name="Table_20_Paragraph">
      <loext:graphic-properties draw:fill="none"/>
      <style:paragraph-properties fo:margin-left="2.799cm" fo:margin-right="0cm" fo:margin-top="0.053cm" fo:margin-bottom="0cm" style:contextual-spacing="false" fo:line-height="103%" fo:text-align="start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0.097cm"/>
        </style:tab-stops>
      </style:paragraph-properties>
      <style:text-properties style:font-name="Arial1" fo:font-size="7.5pt" fo:font-style="normal" officeooo:paragraph-rsid="002df1fe" style:font-size-asian="7.5pt" style:font-style-asian="normal" style:font-size-complex="7.5pt" style:font-style-complex="normal" fo:hyphenate="false" loext:hyphenation-no-caps="false"/>
    </style:style>
    <style:style style:name="P37" style:family="paragraph" style:parent-style-name="Table_20_Paragraph" style:master-page-name="">
      <loext:graphic-properties draw:fill="none"/>
      <style:paragraph-properties fo:margin-left="2.799cm" fo:margin-right="0cm" fo:orphans="0" fo:widows="0" fo:hyphenation-ladder-count="no-limit" fo:text-indent="0cm" style:auto-text-indent="false" style:page-number="auto" fo:background-color="transparent"/>
      <style:text-properties style:font-name="Arial1" fo:font-size="7.5pt" fo:letter-spacing="-0.004cm" fo:font-style="normal" officeooo:paragraph-rsid="001a92c4" style:font-size-asian="7.5pt" style:font-style-asian="normal" style:font-size-complex="7.5pt" style:font-style-complex="normal" fo:hyphenate="false" loext:hyphenation-no-caps="false"/>
    </style:style>
    <style:style style:name="P38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>
        <style:tab-stops>
          <style:tab-stop style:position="0.568cm"/>
        </style:tab-stops>
      </style:paragraph-properties>
      <style:text-properties officeooo:paragraph-rsid="001a92c4" fo:hyphenate="false" loext:hyphenation-no-caps="false"/>
    </style:style>
    <style:style style:name="P39" style:family="paragraph" style:parent-style-name="Table_20_Paragraph" style:master-page-name="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style:page-number="auto" fo:background-color="transparent" style:writing-mode="lr-tb"/>
      <style:text-properties officeooo:paragraph-rsid="002540c9" fo:hyphenate="false" loext:hyphenation-no-caps="false"/>
    </style:style>
    <style:style style:name="P40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540c9" fo:hyphenate="false" loext:hyphenation-no-caps="false"/>
    </style:style>
    <style:style style:name="P41" style:family="paragraph" style:parent-style-name="Table_20_Paragraph">
      <loext:graphic-properties draw:fill="none" draw:fill-gradient-name="gradient" draw:fill-hatch-name="hatch"/>
      <style:paragraph-properties fo:margin-left="2.101cm" fo:margin-right="0cm" fo:margin-top="0cm" fo:margin-bottom="0cm" style:contextual-spacing="false" fo:line-height="100%" fo:text-align="start" style:justify-single-word="false" fo:orphans="0" fo:widows="0" fo:hyphenation-ladder-count="no-limit" fo:text-indent="0.7cm" style:auto-text-indent="false" fo:background-color="transparent" style:writing-mode="lr-tb"/>
      <style:text-properties officeooo:paragraph-rsid="002df1fe" fo:hyphenate="false" loext:hyphenation-no-caps="false"/>
    </style:style>
    <style:style style:name="P42" style:family="paragraph" style:parent-style-name="Texto_20_independiente" style:master-page-name="">
      <loext:graphic-properties draw:fill="none" draw:fill-hatch-name="hatch"/>
      <style:paragraph-properties fo:margin-left="2.701cm" fo:margin-right="5.2cm" fo:margin-top="0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3" style:family="paragraph" style:parent-style-name="Texto_20_independiente" style:master-page-name="">
      <loext:graphic-properties draw:fill="none"/>
      <style:paragraph-properties fo:margin-left="1.9cm" fo:margin-right="5.2cm" fo:margin-top="0.307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color="#221e1f" loext:opacity="100%" fo:font-size="9pt" fo:language="es" fo:country="ES" style:font-size-asian="9pt" style:text-scale="105%" fo:hyphenate="false" loext:hyphenation-no-caps="false"/>
    </style:style>
    <style:style style:name="P44" style:family="paragraph" style:parent-style-name="Texto_20_independiente">
      <loext:graphic-properties draw:fill-hatch-name="hatch"/>
      <style:paragraph-properties fo:margin-left="2.771cm" fo:margin-right="5.249cm" fo:margin-top="0cm" fo:margin-bottom="0cm" style:contextual-spacing="false" fo:line-height="102%" fo:text-indent="0cm" style:auto-text-indent="false">
        <style:tab-stops/>
      </style:paragraph-properties>
      <style:text-properties fo:color="#221e1f" loext:opacity="100%" fo:font-size="9pt" fo:language="es" fo:country="ES" style:font-size-asian="9pt" style:text-scale="105%"/>
    </style:style>
    <style:style style:name="P45" style:family="paragraph" style:parent-style-name="Texto_20_independiente" style:master-page-name="">
      <loext:graphic-properties draw:fill="none" draw:fill-hatch-name="hatch"/>
      <style:paragraph-properties fo:margin-left="2.701cm" fo:margin-right="1.799cm" fo:margin-top="0cm" fo:margin-bottom="0cm" style:contextual-spacing="false" fo:line-height="150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6" style:family="paragraph" style:parent-style-name="Texto_20_independiente">
      <loext:graphic-properties draw:fill-hatch-name="hatch"/>
      <style:paragraph-properties fo:margin-top="0.101cm" fo:margin-bottom="0cm" style:contextual-spacing="false"/>
      <style:text-properties fo:font-size="9pt" fo:language="es" fo:country="ES" style:font-size-asian="7.84999990463257pt" style:font-size-complex="9pt"/>
    </style:style>
    <style:style style:name="P47" style:family="paragraph" style:parent-style-name="Texto_20_independiente" style:master-page-name="">
      <loext:graphic-properties draw:fill="none" draw:fill-hatch-name="hatch"/>
      <style:paragraph-properties fo:margin-left="1.9cm" fo:margin-right="4.099cm" fo:margin-top="0.101cm" fo:margin-bottom="0cm" style:contextual-spacing="false" fo:line-height="102%" fo:hyphenation-ladder-count="no-limit" fo:text-indent="0cm" style:auto-text-indent="false" style:page-number="auto" fo:background-color="transparent">
        <style:tab-stops/>
      </style:paragraph-properties>
      <style:text-properties fo:hyphenate="false" loext:hyphenation-no-caps="false"/>
    </style:style>
    <style:style style:name="P48" style:family="paragraph" style:parent-style-name="Table_20_Paragraph" style:master-page-name="">
      <loext:graphic-properties draw:fill="none" draw:fill-hatch-name="hatch"/>
      <style:paragraph-properties fo:margin-left="3.3cm" fo:margin-right="0cm" fo:margin-top="0cm" fo:margin-bottom="0.101cm" style:contextual-spacing="false" fo:line-height="0.284cm" fo:text-align="start" style:justify-single-word="false" fo:orphans="0" fo:widows="0" fo:hyphenation-ladder-count="no-limit" fo:text-indent="-0.499cm" style:auto-text-indent="false" style:page-number="auto" fo:background-color="transparent" style:writing-mode="lr-tb"/>
      <style:text-properties officeooo:paragraph-rsid="001a92c4" fo:hyphenate="false" loext:hyphenation-no-caps="false"/>
    </style:style>
    <style:style style:name="P49" style:family="paragraph" style:parent-style-name="Normal" style:master-page-name="MP0">
      <loext:graphic-properties draw:fill-hatch-name="hatch"/>
      <style:paragraph-properties fo:margin-top="0.199cm" fo:margin-bottom="0cm" style:contextual-spacing="false" fo:text-align="center" style:justify-single-word="false" style:page-number="auto" fo:padding="0.049cm" fo:border="0.06pt solid #000000"/>
      <style:text-properties fo:font-size="13pt" fo:language="es" fo:country="ES" fo:font-weight="bold" officeooo:paragraph-rsid="004e345f" style:font-size-asian="13pt" style:font-weight-asian="bold" style:font-size-complex="13pt"/>
    </style:style>
    <style:style style:name="P50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51" style:family="paragraph">
      <style:paragraph-properties fo:text-align="start"/>
    </style:style>
    <style:style style:name="P52" style:family="paragraph">
      <style:paragraph-properties fo:text-align="start"/>
      <style:text-properties style:font-name="Arial4" fo:font-size="7pt"/>
    </style:style>
    <style:style style:name="P53" style:family="paragraph">
      <style:paragraph-properties fo:text-align="start"/>
      <style:text-properties style:text-line-through-style="none" style:text-line-through-type="none" style:font-name="Arial4" fo:font-size="7pt" fo:font-style="normal" style:text-underline-style="none"/>
    </style:style>
    <style:style style:name="T1" style:family="text">
      <style:text-properties fo:color="#221e1f" loext:opacity="100%" fo:font-size="9pt" fo:language="es" fo:country="ES" style:font-size-asian="9pt"/>
    </style:style>
    <style:style style:name="T2" style:family="text">
      <style:text-properties fo:color="#221e1f" loext:opacity="100%" fo:font-size="9pt" fo:language="es" fo:country="ES" style:font-size-asian="9pt" style:text-scale="105%"/>
    </style:style>
    <style:style style:name="T3" style:family="text">
      <style:text-properties fo:color="#221e1f" loext:opacity="100%" fo:font-size="9pt" fo:language="es" fo:country="ES" officeooo:rsid="0018514d" style:font-size-asian="9pt"/>
    </style:style>
    <style:style style:name="T4" style:family="text">
      <style:text-properties fo:color="#221e1f" loext:opacity="100%" fo:font-size="9pt" fo:language="es" fo:country="ES" officeooo:rsid="001a92c4" style:font-size-asian="9pt"/>
    </style:style>
    <style:style style:name="T5" style:family="text">
      <style:text-properties fo:color="#221e1f" loext:opacity="100%" fo:font-size="9pt" fo:language="es" fo:country="ES" officeooo:rsid="002a0fba" style:font-size-asian="9pt"/>
    </style:style>
    <style:style style:name="T6" style:family="text">
      <style:text-properties fo:color="#221e1f" loext:opacity="100%" fo:font-size="9pt" fo:language="es" fo:country="ES" officeooo:rsid="004ef237" style:font-size-asian="9pt"/>
    </style:style>
    <style:style style:name="T7" style:family="text">
      <style:text-properties fo:color="#221e1f" loext:opacity="100%" fo:font-size="9pt" fo:language="es" fo:country="ES" officeooo:rsid="0052c4ef" style:font-size-asian="9pt"/>
    </style:style>
    <style:style style:name="T8" style:family="text">
      <style:text-properties fo:color="#221e1f" loext:opacity="100%" fo:font-size="9pt" fo:language="es" fo:country="ES" fo:font-weight="bold" style:font-size-asian="9pt" style:font-weight-asian="bold" style:text-scale="105%"/>
    </style:style>
    <style:style style:name="T9" style:family="text">
      <style:text-properties fo:color="#221e1f" loext:opacity="100%" fo:font-size="9pt" fo:letter-spacing="-0.002cm" fo:language="es" fo:country="ES" style:font-size-asian="9pt" style:text-scale="105%"/>
    </style:style>
    <style:style style:name="T10" style:family="text">
      <style:text-properties fo:color="#221e1f" loext:opacity="100%" fo:font-size="7.5pt" fo:letter-spacing="-0.004cm" fo:language="es" fo:country="ES" fo:font-style="normal" style:font-size-asian="7.5pt" style:font-style-asian="normal" style:font-style-complex="normal" style:text-scale="105%"/>
    </style:style>
    <style:style style:name="T11" style:family="text">
      <style:text-properties fo:color="#221e1f" loext:opacity="100%" style:font-name="Arial2" fo:font-size="7.5pt" fo:letter-spacing="-0.011cm" fo:language="es" fo:country="ES" fo:font-style="normal" officeooo:rsid="001a92c4" style:font-name-asian="Arial2" style:font-size-asian="7.5pt" style:font-style-asian="normal" style:font-name-complex="Arial2" style:font-style-complex="normal"/>
    </style:style>
    <style:style style:name="T12" style:family="text">
      <style:text-properties fo:color="#221e1f" loext:opacity="100%" style:font-name="Arial2" fo:font-size="9pt" fo:language="es" fo:country="ES" style:font-name-asian="Arial2" style:font-size-asian="9pt" style:font-name-complex="Arial2" style:font-size-complex="8.5pt"/>
    </style:style>
    <style:style style:name="T13" style:family="text">
      <style:text-properties fo:color="#221e1f" loext:opacity="100%" style:text-position="sub 58%" fo:font-size="9pt" fo:language="es" fo:country="ES" officeooo:rsid="001a92c4" style:font-size-asian="9pt"/>
    </style:style>
    <style:style style:name="T14" style:family="text">
      <style:text-properties fo:color="#221e1f" loext:opacity="100%" style:text-position="sub 58%" fo:font-size="9pt" fo:language="es" fo:country="ES" fo:font-style="italic" officeooo:rsid="001a92c4" style:font-size-asian="9pt" style:font-style-asian="italic" style:font-style-complex="italic"/>
    </style:style>
    <style:style style:name="T15" style:family="text">
      <style:text-properties fo:color="#221e1f" loext:opacity="100%" style:text-position="sub 58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16" style:family="text">
      <style:text-properties fo:color="#221e1f" loext:opacity="100%" style:text-position="sub 58%" style:font-name="Arial1" fo:font-size="7.5pt" fo:letter-spacing="-0.011cm" fo:language="es" fo:country="ES" fo:font-style="normal" officeooo:rsid="002df1fe" style:font-name-asian="Arial2" style:font-size-asian="7.5pt" style:font-style-asian="normal" style:font-name-complex="Arial2" style:font-size-complex="7.5pt" style:font-style-complex="normal"/>
    </style:style>
    <style:style style:name="T17" style:family="text">
      <style:text-properties fo:color="#221e1f" loext:opacity="100%" style:text-position="sub 58%" style:font-name="Arial1" fo:font-size="2pt" fo:letter-spacing="-0.011cm" fo:language="es" fo:country="ES" fo:font-style="normal" officeooo:rsid="00314ab5" style:font-name-asian="Arial2" style:font-size-asian="1.75pt" style:font-style-asian="normal" style:font-name-complex="Arial2" style:font-size-complex="2pt" style:font-style-complex="normal"/>
    </style:style>
    <style:style style:name="T18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/>
    </style:style>
    <style:style style:name="T19" style:family="text">
      <style:text-properties fo:color="#221e1f" loext:opacity="100%" style:font-name="Arial" fo:font-size="6pt" fo:letter-spacing="-0.004cm" fo:language="ca" fo:country="ES" fo:font-style="italic" officeooo:rsid="0052e285" style:font-name-asian="Arial3" style:font-size-asian="6pt" style:language-asian="en" style:country-asian="US" style:font-style-asian="italic" style:font-name-complex="Arial3" style:language-complex="ar" style:country-complex="SA" style:font-style-complex="italic"/>
    </style:style>
    <style:style style:name="T20" style:family="text">
      <style:text-properties fo:color="#221e1f" loext:opacity="100%" style:font-name="Arial" fo:font-size="6pt" fo:letter-spacing="-0.004cm" fo:language="ca" fo:country="ES" fo:font-style="normal" officeooo:rsid="0052e285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1" style:family="text">
      <style:text-properties fo:color="#221e1f" loext:opacity="100%" style:font-name="Arial" fo:font-size="6pt" fo:letter-spacing="-0.004cm" fo:language="ca" fo:country="ES" fo:font-style="normal" officeooo:rsid="001a92c4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2" style:family="text">
      <style:text-properties fo:color="#221e1f" loext:opacity="100%" style:font-name="Arial" fo:font-size="6pt" fo:letter-spacing="-0.004cm" fo:language="ca" fo:country="ES" fo:font-style="normal" officeooo:rsid="00531b7f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3" style:family="text">
      <style:text-properties fo:color="#221e1f" loext:opacity="100%" style:font-name="Arial" fo:font-size="6pt" fo:letter-spacing="-0.004cm" fo:language="ca" fo:country="ES" fo:font-style="normal" officeooo:rsid="002540c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4" style:family="text">
      <style:text-properties fo:color="#221e1f" loext:opacity="100%" style:font-name="Arial" fo:font-size="6pt" fo:letter-spacing="-0.004cm" fo:language="ca" fo:country="ES" fo:font-style="normal" officeooo:rsid="002df1fe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5" style:family="text">
      <style:text-properties fo:color="#221e1f" loext:opacity="100%" style:font-name="Arial" fo:font-size="6pt" fo:letter-spacing="-0.004cm" fo:language="ca" fo:country="ES" fo:font-style="normal" officeooo:rsid="003ca04d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6" style:family="text">
      <style:text-properties fo:color="#221e1f" loext:opacity="100%" style:font-name="Arial" fo:font-size="6pt" fo:letter-spacing="-0.004cm" fo:language="ca" fo:country="ES" fo:font-style="normal" officeooo:rsid="005ceb29" style:font-name-asian="Arial3" style:font-size-asian="6pt" style:language-asian="en" style:country-asian="US" style:font-style-asian="normal" style:font-name-complex="Arial3" style:language-complex="ar" style:country-complex="SA" style:font-style-complex="normal"/>
    </style:style>
    <style:style style:name="T27" style:family="text">
      <style:text-properties fo:color="#221e1f" loext:opacity="100%" style:text-position="0% 100%" fo:font-size="9pt" fo:language="es" fo:country="ES" fo:font-style="normal" officeooo:rsid="001a92c4" style:font-size-asian="9pt" style:font-style-asian="normal" style:font-style-complex="normal"/>
    </style:style>
    <style:style style:name="T28" style:family="text">
      <style:text-properties fo:color="#221e1f" loext:opacity="100%" style:font-name="Arial1" fo:font-size="7.5pt" fo:letter-spacing="-0.004cm" fo:language="es" fo:country="ES" fo:font-style="normal" officeooo:rsid="00314ab5" style:font-size-asian="7.5pt" style:font-style-asian="normal" style:font-size-complex="7.5pt" style:font-style-complex="normal"/>
    </style:style>
    <style:style style:name="T29" style:family="text">
      <style:text-properties fo:color="#221e1f" loext:opacity="100%" style:font-name="Arial1" fo:font-size="7.5pt" fo:letter-spacing="-0.011cm" fo:language="es" fo:country="ES" fo:font-style="normal" officeooo:rsid="00314ab5" style:font-name-asian="Arial2" style:font-size-asian="7.5pt" style:font-style-asian="normal" style:font-name-complex="Arial2" style:font-size-complex="7.5pt" style:font-style-complex="normal"/>
    </style:style>
    <style:style style:name="T30" style:family="text">
      <style:text-properties fo:color="#221e1f" loext:opacity="100%" fo:font-size="7pt" fo:language="es" fo:country="ES" style:font-size-asian="6.09999990463257pt" style:font-size-complex="7pt"/>
    </style:style>
    <style:style style:name="T31" style:family="text">
      <style:text-properties fo:color="#221e1f" loext:opacity="100%" fo:font-size="7pt" fo:language="es" fo:country="ES" style:font-size-asian="6.09999990463257pt" style:font-size-complex="7pt" style:text-scale="105%"/>
    </style:style>
    <style:style style:name="T32" style:family="text">
      <style:text-properties fo:font-size="7.5pt" fo:letter-spacing="-0.004cm" fo:font-style="italic" style:font-size-asian="7.5pt" style:font-style-asian="italic"/>
    </style:style>
    <style:style style:name="T33" style:family="text">
      <style:text-properties fo:font-size="7.5pt" fo:letter-spacing="-0.004cm" fo:font-style="italic" officeooo:rsid="004327e9" style:font-size-asian="7.5pt" style:font-style-asian="italic"/>
    </style:style>
    <style:style style:name="T34" style:family="text">
      <style:text-properties fo:font-size="7.5pt" fo:letter-spacing="-0.004cm" fo:font-style="italic" officeooo:rsid="004036b1" style:font-size-asian="7.5pt" style:font-style-asian="italic"/>
    </style:style>
    <style:style style:name="T35" style:family="text">
      <style:text-properties fo:font-size="7.5pt" fo:letter-spacing="-0.004cm" fo:font-style="italic" officeooo:rsid="001e4335" style:font-size-asian="7.5pt" style:font-style-asian="italic"/>
    </style:style>
    <style:style style:name="T36" style:family="text">
      <style:text-properties fo:font-size="7.5pt" fo:letter-spacing="-0.004cm" fo:font-style="italic" officeooo:rsid="00444da6" style:font-size-asian="7.5pt" style:font-style-asian="italic"/>
    </style:style>
    <style:style style:name="T37" style:family="text">
      <style:text-properties fo:font-size="7.5pt" fo:letter-spacing="-0.004cm" style:font-size-asian="7.5pt"/>
    </style:style>
    <style:style style:name="T38" style:family="text">
      <style:text-properties fo:font-size="7.5pt" style:font-size-asian="7.5pt"/>
    </style:style>
    <style:style style:name="T39" style:family="text">
      <style:text-properties fo:font-size="7.5pt" fo:font-style="normal" style:font-size-asian="7.5pt" style:font-style-asian="normal" style:font-style-complex="normal"/>
    </style:style>
    <style:style style:name="T40" style:family="text">
      <style:text-properties fo:font-size="7.5pt" fo:font-style="normal" officeooo:rsid="001c27d9" style:font-size-asian="7.5pt" style:font-style-asian="normal" style:font-style-complex="normal"/>
    </style:style>
    <style:style style:name="T41" style:family="text">
      <style:text-properties fo:font-size="7.5pt" fo:language="es" fo:country="ES" fo:font-style="normal" style:font-size-asian="7.5pt" style:font-style-asian="normal" style:font-style-complex="normal"/>
    </style:style>
    <style:style style:name="T42" style:family="text">
      <style:text-properties style:text-position="sub 58%"/>
    </style:style>
    <style:style style:name="T43" style:family="text">
      <style:text-properties style:text-position="sub 58%" fo:font-size="7.5pt" fo:letter-spacing="-0.004cm" fo:font-style="italic" officeooo:rsid="00526662" style:font-size-asian="7.5pt" style:font-style-asian="italic"/>
    </style:style>
    <style:style style:name="T44" style:family="text">
      <style:text-properties style:text-position="sub 58%" fo:font-size="7.5pt" fo:letter-spacing="-0.004cm" fo:font-style="italic" officeooo:rsid="001f40b3" style:font-size-asian="7.5pt" style:font-style-asian="italic"/>
    </style:style>
    <style:style style:name="T45" style:family="text">
      <style:text-properties style:text-position="sub 58%" officeooo:rsid="001f40b3"/>
    </style:style>
    <style:style style:name="T46" style:family="text">
      <style:text-properties style:text-position="sub 58%" officeooo:rsid="002df1fe"/>
    </style:style>
    <style:style style:name="T47" style:family="text">
      <style:text-properties style:font-name="Arial" fo:font-size="6pt" fo:language="ca" fo:country="ES" officeooo:rsid="00531b7f" style:font-name-asian="Arial3" style:font-size-asian="6pt" style:language-asian="en" style:country-asian="US" style:font-name-complex="Arial3" style:language-complex="ar" style:country-complex="SA"/>
    </style:style>
    <style:style style:name="T48" style:family="text">
      <style:text-properties fo:font-size="6pt" style:font-size-asian="6pt"/>
    </style:style>
    <style:style style:name="T49" style:family="text">
      <style:text-properties fo:font-size="6pt" officeooo:rsid="00531b7f" style:font-size-asian="6pt"/>
    </style:style>
    <style:style style:name="T50" style:family="text">
      <style:text-properties fo:font-size="6pt" fo:letter-spacing="-0.012cm" style:font-size-asian="6pt"/>
    </style:style>
    <style:style style:name="T51" style:family="text">
      <style:text-properties fo:font-size="6pt" fo:letter-spacing="-0.007cm" fo:font-style="italic" style:font-size-asian="6pt" style:font-style-asian="italic"/>
    </style:style>
    <style:style style:name="T52" style:family="text">
      <style:text-properties fo:font-size="6pt" fo:letter-spacing="-0.009cm" style:font-size-asian="6pt"/>
    </style:style>
    <style:style style:name="T53" style:family="text">
      <style:text-properties fo:font-size="6pt" fo:letter-spacing="-0.009cm" fo:font-style="italic" style:font-size-asian="6pt" style:font-style-asian="italic"/>
    </style:style>
    <style:style style:name="T54" style:family="text">
      <style:text-properties fo:font-size="6pt" fo:font-style="italic" style:font-size-asian="6pt" style:font-style-asian="italic"/>
    </style:style>
    <style:style style:name="T55" style:family="text">
      <style:text-properties fo:font-size="6pt" fo:font-style="italic" officeooo:rsid="005ceb29" style:font-size-asian="6pt" style:font-style-asian="italic"/>
    </style:style>
    <style:style style:name="T56" style:family="text">
      <style:text-properties fo:font-size="6pt" fo:letter-spacing="-0.004cm" fo:font-style="italic" style:font-size-asian="6pt" style:font-style-asian="italic"/>
    </style:style>
    <style:style style:name="T57" style:family="text">
      <style:text-properties fo:font-size="6pt" fo:letter-spacing="-0.004cm" fo:font-style="italic" officeooo:rsid="005ceb29" style:font-size-asian="6pt" style:font-style-asian="italic"/>
    </style:style>
    <style:style style:name="T58" style:family="text">
      <style:text-properties fo:letter-spacing="0.055cm"/>
    </style:style>
    <style:style style:name="T59" style:family="text">
      <style:text-properties officeooo:rsid="002df1fe"/>
    </style:style>
    <style:style style:name="T60" style:family="text">
      <style:text-properties officeooo:rsid="002fb10f" style:font-name-asian="Arial2" style:font-name-complex="Arial2"/>
    </style:style>
    <style:style style:name="T61" style:family="text">
      <style:text-properties officeooo:rsid="005b1ee0" style:font-name-asian="Arial2" style:font-name-complex="Arial2"/>
    </style:style>
    <style:style style:name="T62" style:family="text">
      <style:text-properties officeooo:rsid="004c4f2e"/>
    </style:style>
    <style:style style:name="T63" style:family="text">
      <style:text-properties style:font-name="Arial2" fo:font-size="7.5pt" fo:letter-spacing="-0.004cm" fo:font-style="italic" officeooo:rsid="00592124" style:font-name-asian="Arial2" style:font-size-asian="7.5pt" style:font-style-asian="italic" style:font-name-complex="Arial2"/>
    </style:style>
    <style:style style:name="T64" style:family="text">
      <style:text-properties style:font-name="Arial2" fo:font-size="6pt" fo:font-style="italic" officeooo:rsid="005ceb29" style:font-name-asian="Arial2" style:font-size-asian="6pt" style:font-style-asian="italic" style:font-name-complex="Arial2"/>
    </style:style>
    <style:style style:name="T65" style:family="text">
      <style:text-properties officeooo:rsid="005ceb29"/>
    </style:style>
    <style:style style:name="gr1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fo:border="solid #333333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textarea-vertical-align="bottom" fo:border="solid #333333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true">
        <form:form form:name="Formulario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text form:name="A_DNI" form:control-implementation="ooo:com.sun.star.form.component.TextField" xml:id="control1" form:id="control1" form:disabled="true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ombre" form:control-implementation="ooo:com.sun.star.form.component.TextField" xml:id="control2" form:id="control2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Direccion" form:control-implementation="ooo:com.sun.star.form.component.TextField" xml:id="control3" form:id="control3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oblacion" form:control-implementation="ooo:com.sun.star.form.component.TextField" xml:id="control4" form:id="control4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CP" form:control-implementation="ooo:com.sun.star.form.component.TextField" xml:id="control5" form:id="control5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Código postal"/>
              <form:property form:property-name="ObjIDinMSO" office:value-type="float" office:value="65535"/>
            </form:properties>
          </form:text>
          <form:text form:name="A_Telefono" form:control-implementation="ooo:com.sun.star.form.component.TextField" xml:id="control6" form:id="control6" form:tab-index="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Mail" form:control-implementation="ooo:com.sun.star.form.component.TextField" xml:id="control7" form:id="control7" form:tab-index="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_Requisito1" form:control-implementation="ooo:com.sun.star.form.component.CheckBox" xml:id="control8" form:id="control8" form:label="Casilla" form:tab-index="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2" form:control-implementation="ooo:com.sun.star.form.component.CheckBox" xml:id="control9" form:id="control9" form:label="Casilla" form:tab-index="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B_Requisito4" form:control-implementation="ooo:com.sun.star.form.component.CheckBox" xml:id="control10" form:id="control10" form:label="Casilla" form:tab-index="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ombobox form:name="C_Modulo13AACO" form:control-implementation="ooo:com.sun.star.form.component.ComboBox" xml:id="control11" form:id="control11" form:dropdown="true" form:size="20" form:tab-index="4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4AACO" form:control-implementation="ooo:com.sun.star.form.component.ComboBox" xml:id="control12" form:id="control12" form:dropdown="true" form:size="20" form:tab-index="4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5AACO" form:control-implementation="ooo:com.sun.star.form.component.ComboBox" xml:id="control13" form:id="control13" form:dropdown="true" form:size="20" form:tab-index="4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6AACO" form:control-implementation="ooo:com.sun.star.form.component.ComboBox" xml:id="control14" form:id="control14" form:dropdown="true" form:size="20" form:tab-index="4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" form:control-implementation="ooo:com.sun.star.form.component.ComboBox" xml:id="control15" form:id="control15" form:dropdown="true" form:size="20" form:tab-index="1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1AACO" form:control-implementation="ooo:com.sun.star.form.component.ComboBox" xml:id="control16" form:id="control16" form:dropdown="true" form:size="20" form:tab-index="1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 "/>
            <form:item form:label="CO"/>
          </form:combobox>
          <form:combobox form:name="C_Modulo2AACO" form:control-implementation="ooo:com.sun.star.form.component.ComboBox" xml:id="control17" form:id="control17" form:dropdown="true" form:size="20" form:tab-index="1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3AACO" form:control-implementation="ooo:com.sun.star.form.component.ComboBox" xml:id="control18" form:id="control18" form:dropdown="true" form:size="20" form:tab-index="2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4AACO" form:control-implementation="ooo:com.sun.star.form.component.ComboBox" xml:id="control19" form:id="control19" form:dropdown="true" form:size="20" form:tab-index="2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5AACO" form:control-implementation="ooo:com.sun.star.form.component.ComboBox" xml:id="control20" form:id="control20" form:dropdown="true" form:size="20" form:tab-index="2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6AACO" form:control-implementation="ooo:com.sun.star.form.component.ComboBox" xml:id="control21" form:id="control21" form:dropdown="true" form:size="20" form:tab-index="2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7AACO" form:control-implementation="ooo:com.sun.star.form.component.ComboBox" xml:id="control22" form:id="control22" form:dropdown="true" form:size="20" form:tab-index="2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8AACO" form:control-implementation="ooo:com.sun.star.form.component.ComboBox" xml:id="control23" form:id="control23" form:dropdown="true" form:size="20" form:tab-index="31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9AACO" form:control-implementation="ooo:com.sun.star.form.component.ComboBox" xml:id="control24" form:id="control24" form:dropdown="true" form:size="20" form:tab-index="33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0AACO" form:control-implementation="ooo:com.sun.star.form.component.ComboBox" xml:id="control25" form:id="control25" form:dropdown="true" form:size="20" form:tab-index="35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1AACO" form:control-implementation="ooo:com.sun.star.form.component.ComboBox" xml:id="control26" form:id="control26" form:dropdown="true" form:size="20" form:tab-index="37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combobox form:name="C_Modulo12AACO" form:control-implementation="ooo:com.sun.star.form.component.ComboBox" xml:id="control27" form:id="control27" form:dropdown="true" form:size="20" form:tab-index="39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AA"/>
            <form:item form:label="CO"/>
          </form:combobox>
          <form:text form:name="B_OtrosEstudios" form:control-implementation="ooo:com.sun.star.form.component.TextField" xml:id="control28" form:id="control2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checkbox form:name="C_Docu6" form:control-implementation="ooo:com.sun.star.form.component.CheckBox" xml:id="control29" form:id="control29" form:label="Casilla" form:tab-index="5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1" form:control-implementation="ooo:com.sun.star.form.component.CheckBox" xml:id="control30" form:id="control30" form:label="Casilla" form:tab-index="4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2" form:control-implementation="ooo:com.sun.star.form.component.CheckBox" xml:id="control31" form:id="control31" form:label="Casilla" form:tab-index="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4" form:control-implementation="ooo:com.sun.star.form.component.CheckBox" xml:id="control32" form:id="control32" form:label="Casilla" form:tab-index="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EstudiosCEED" form:control-implementation="ooo:com.sun.star.form.component.TextField" xml:id="control33" form:id="control33" form:tab-index="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A_NIA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úmero de identificacion alumnado"/>
              <form:property form:property-name="ObjIDinMSO" office:value-type="float" office:value="65535"/>
            </form:properties>
          </form:text>
          <form:combobox form:name="C_Modulo2" form:control-implementation="ooo:com.sun.star.form.component.ComboBox" xml:id="control35" form:id="control35" form:dropdown="true" form:size="20" form:tab-index="1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3" form:control-implementation="ooo:com.sun.star.form.component.ComboBox" xml:id="control36" form:id="control36" form:dropdown="true" form:size="20" form:tab-index="2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4" form:control-implementation="ooo:com.sun.star.form.component.ComboBox" xml:id="control37" form:id="control37" form:dropdown="true" form:size="20" form:tab-index="2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5" form:control-implementation="ooo:com.sun.star.form.component.ComboBox" xml:id="control38" form:id="control38" form:dropdown="true" form:size="20" form:tab-index="2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6" form:control-implementation="ooo:com.sun.star.form.component.ComboBox" xml:id="control39" form:id="control39" form:dropdown="true" form:size="20" form:tab-index="2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7" form:control-implementation="ooo:com.sun.star.form.component.ComboBox" xml:id="control40" form:id="control40" form:dropdown="true" form:size="20" form:tab-index="2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9" form:control-implementation="ooo:com.sun.star.form.component.ComboBox" xml:id="control41" form:id="control41" form:dropdown="true" form:size="20" form:tab-index="3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10" form:control-implementation="ooo:com.sun.star.form.component.ComboBox" xml:id="control42" form:id="control42" form:dropdown="true" form:size="20" form:tab-index="3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11" form:control-implementation="ooo:com.sun.star.form.component.ComboBox" xml:id="control43" form:id="control43" form:dropdown="true" form:size="20" form:tab-index="3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12" form:control-implementation="ooo:com.sun.star.form.component.ComboBox" xml:id="control44" form:id="control44" form:dropdown="true" form:size="20" form:tab-index="38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13" form:control-implementation="ooo:com.sun.star.form.component.ComboBox" xml:id="control45" form:id="control45" form:dropdown="true" form:size="20" form:tab-index="4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14" form:control-implementation="ooo:com.sun.star.form.component.ComboBox" xml:id="control46" form:id="control46" form:dropdown="true" form:size="20" form:tab-index="42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15" form:control-implementation="ooo:com.sun.star.form.component.ComboBox" xml:id="control47" form:id="control47" form:dropdown="true" form:size="20" form:tab-index="44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ombobox form:name="C_Modulo16" form:control-implementation="ooo:com.sun.star.form.component.ComboBox" xml:id="control48" form:id="control48" form:dropdown="true" form:size="20" form:tab-index="46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text form:name="A_Apellidos" form:control-implementation="ooo:com.sun.star.form.component.TextField" xml:id="control49" form:id="control4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_Provincia" form:control-implementation="ooo:com.sun.star.form.component.TextField" xml:id="control50" form:id="control50" form:tab-index="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ombobox form:name="C_Modulo8" form:control-implementation="ooo:com.sun.star.form.component.ComboBox" xml:id="control51" form:id="control51" form:dropdown="true" form:size="20" form:tab-index="30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Módulo a elegir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"/>
            <form:item form:label="0622 - Transport Internacional de Mercaderies"/>
            <form:item form:label="0623 - Gestió Econòmica i Financera de l'Empresa"/>
            <form:item form:label="0625 - Logística d'Emmagatzematge"/>
            <form:item form:label="0627 - Gestió Administrativa del Comerç Internacional"/>
            <form:item form:label="0179 - Anglés professional GS"/>
            <form:item form:label="1709 - Itinerari Personal per a l'Ocupabilitat I"/>
            <form:item form:label="0822 - Sistema d'Informació de Mercats"/>
            <form:item form:label="0823 - Màrqueting Internacional"/>
            <form:item form:label="0824 - Negociació Internacional"/>
            <form:item form:label="0826 - Mitjans de pagament Internacionals"/>
            <form:item form:label="0827 - Comerç Digital Internacional"/>
            <form:item form:label="CV0004 - Anglés Tècnic II"/>
            <form:item form:label="CV0003 - Anglés Tècnic I (a extingir)"/>
            <form:item form:label="0829 - Formació i Orientació Laboral (a extingir)"/>
          </form:combobox>
          <form:checkbox form:name="B_Requisito3" form:control-implementation="ooo:com.sun.star.form.component.CheckBox" xml:id="control52" form:id="control52" form:label="Casilla" form:tab-index="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3" form:control-implementation="ooo:com.sun.star.form.component.CheckBox" xml:id="control53" form:id="control53" form:label="Casilla" form:tab-index="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_Docu5" form:control-implementation="ooo:com.sun.star.form.component.CheckBox" xml:id="control54" form:id="control54" form:label="Casilla" form:tab-index="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_OtrosDocumentos" form:control-implementation="ooo:com.sun.star.form.component.TextField" xml:id="control55" form:id="control55" form:tab-index="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Ciudad" form:control-implementation="ooo:com.sun.star.form.component.TextField" xml:id="control56" form:id="control56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Dia" form:control-implementation="ooo:com.sun.star.form.component.TextField" xml:id="control57" form:id="control57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Mes" form:control-implementation="ooo:com.sun.star.form.component.TextField" xml:id="control58" form:id="control58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  <form:text form:name="E_Anyo" form:control-implementation="ooo:com.sun.star.form.component.TextField" xml:id="control59" form:id="control59" form:tab-index="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Documento nacional de identida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Sol·licitud de convalidació de mòduls per estudis en <text:span text:style-name="T62">F</text:span>ormació <text:span text:style-name="T62">P</text:span>rofessional</text:p>
      <text:p text:style-name="P3"><text:span text:style-name="Fuente_20_de_20_párrafo_20_predeter."><text:span text:style-name="T31"/></text:span></text:p>
      <text:p text:style-name="P4"><text:span text:style-name="Fuente_20_de_20_párrafo_20_predeter."><text:span text:style-name="T2">DADES PERSONALS</text:span></text:span></text:p>
      <text:p text:style-name="P11"><text:span text:style-name="Fuente_20_de_20_párrafo_20_predeter."><text:span text:style-name="T1">NIF/NIE/Pas</text:span></text:span><text:span text:style-name="Fuente_20_de_20_párrafo_20_predeter."><text:span text:style-name="T6">s</text:span></text:span><text:span text:style-name="Fuente_20_de_20_párrafo_20_predeter."><text:span text:style-name="T1">aport </text:span></text:span><text:span text:style-name="Fuente_20_de_20_párrafo_20_predeter."><text:span text:style-name="T14">(1)</text:span></text:span><text:span text:style-name="Fuente_20_de_20_párrafo_20_predeter."><text:span text:style-name="T27">:</text:span></text:span><text:span text:style-name="Fuente_20_de_20_párrafo_20_predeter."><text:span text:style-name="T13"> </text:span></text:span><text:span text:style-name="Fuente_20_de_20_párrafo_20_predeter."><text:span text:style-name="T1"><draw:control text:anchor-type="as-char" draw:z-index="0" draw:name="Control 4" draw:style-name="gr7" draw:text-style-name="P50" svg:width="2.334cm" svg:height="0.47cm" draw:control="control1"/></text:span></text:span><text:span text:style-name="Fuente_20_de_20_párrafo_20_predeter."><text:span text:style-name="T1"><text:s text:c="3"/></text:span></text:span><text:span text:style-name="Fuente_20_de_20_párrafo_20_predeter."><text:span text:style-name="T4">NIA </text:span></text:span><text:span text:style-name="Fuente_20_de_20_párrafo_20_predeter."><text:span text:style-name="T13">(2)</text:span></text:span><text:span text:style-name="Fuente_20_de_20_párrafo_20_predeter."><text:span text:style-name="T27">:</text:span></text:span><text:span text:style-name="Fuente_20_de_20_párrafo_20_predeter."><text:span text:style-name="T1"> </text:span></text:span><text:span text:style-name="Fuente_20_de_20_párrafo_20_predeter."><text:span text:style-name="T1"><draw:control text:anchor-type="as-char" draw:z-index="35" draw:name="Control 12" draw:style-name="gr4" draw:text-style-name="P50" svg:width="2.193cm" svg:height="0.502cm" draw:control="control34"/></text:span></text:span><text:span text:style-name="Fuente_20_de_20_párrafo_20_predeter."><text:span text:style-name="T1"><text:s text:c="4"/>Nom: <text:s text:c="3"/></text:span></text:span><text:span text:style-name="Fuente_20_de_20_párrafo_20_predeter."><text:span text:style-name="T1"><draw:control text:anchor-type="as-char" draw:z-index="1" draw:name="Control 2" draw:style-name="gr4" draw:text-style-name="P50" svg:width="4.005cm" svg:height="0.5cm" draw:control="control2"/></text:span></text:span></text:p>
      <text:p text:style-name="P8"><text:span text:style-name="Fuente_20_de_20_párrafo_20_predeter."><text:span text:style-name="T1">Cognoms: <text:s/></text:span></text:span><text:span text:style-name="Fuente_20_de_20_párrafo_20_predeter."><text:span text:style-name="T1"><draw:control text:anchor-type="as-char" svg:y="-0.439cm" draw:z-index="2" draw:name="Control 5" draw:style-name="gr6" draw:text-style-name="P53" svg:width="12.761cm" svg:height="0.502cm" draw:control="control49"/></text:span></text:span></text:p>
      <text:p text:style-name="P8"><text:span text:style-name="Fuente_20_de_20_párrafo_20_predeter."><text:span text:style-name="T1">Domicili: <text:s text:c="4"/></text:span></text:span><text:span text:style-name="Fuente_20_de_20_párrafo_20_predeter."><text:span text:style-name="T1"><draw:control text:anchor-type="as-char" svg:y="-0.395cm" draw:z-index="3" draw:name="Control 1" draw:style-name="gr6" draw:text-style-name="P50" svg:width="12.755cm" svg:height="0.502cm" draw:control="control3"/></text:span></text:span></text:p>
      <text:p text:style-name="P9"><text:span text:style-name="Fuente_20_de_20_párrafo_20_predeter."><text:span text:style-name="T1">Códi postal: <text:s text:c="5"/></text:span></text:span><text:span text:style-name="Fuente_20_de_20_párrafo_20_predeter."><text:span text:style-name="T1"><draw:control text:anchor-type="as-char" svg:y="-0.457cm" draw:z-index="4" draw:name="Control 9" draw:style-name="gr6" draw:text-style-name="P50" svg:width="1.209cm" svg:height="0.5cm" draw:control="control5"/></text:span></text:span><text:span text:style-name="Fuente_20_de_20_párrafo_20_predeter."><text:span text:style-name="T1"><text:tab/>Locali</text:span></text:span><text:span text:style-name="Fuente_20_de_20_párrafo_20_predeter."><text:span text:style-name="T6">t</text:span></text:span><text:span text:style-name="Fuente_20_de_20_párrafo_20_predeter."><text:span text:style-name="T1">a</text:span></text:span><text:span text:style-name="Fuente_20_de_20_párrafo_20_predeter."><text:span text:style-name="T6">t</text:span></text:span><text:span text:style-name="Fuente_20_de_20_párrafo_20_predeter."><text:span text:style-name="T1">: <text:s text:c="3"/></text:span></text:span><text:span text:style-name="Fuente_20_de_20_párrafo_20_predeter."><text:span text:style-name="T1"><draw:control text:anchor-type="as-char" svg:y="-0.439cm" draw:z-index="5" draw:name="Control 8" draw:style-name="gr6" draw:text-style-name="P50" svg:width="3.574cm" svg:height="0.502cm" draw:control="control4"/></text:span></text:span><text:span text:style-name="Fuente_20_de_20_párrafo_20_predeter."><text:span text:style-name="T1"><text:tab/>Provincia: </text:span></text:span><text:span text:style-name="Fuente_20_de_20_párrafo_20_predeter."><text:span text:style-name="T1"><draw:control text:anchor-type="as-char" svg:y="-0.439cm" draw:z-index="6" draw:name="Control 7" draw:style-name="gr6" draw:text-style-name="P50" svg:width="2.751cm" svg:height="0.5cm" draw:control="control50"/></text:span></text:span></text:p>
      <text:p text:style-name="P10"><text:span text:style-name="Fuente_20_de_20_párrafo_20_predeter."><text:span text:style-name="T1">T</text:span></text:span><text:span text:style-name="Fuente_20_de_20_párrafo_20_predeter."><text:span text:style-name="T3">e</text:span></text:span><text:span text:style-name="Fuente_20_de_20_párrafo_20_predeter."><text:span text:style-name="T1">l</text:span></text:span><text:span text:style-name="Fuente_20_de_20_párrafo_20_predeter."><text:span text:style-name="T3">é</text:span></text:span><text:span text:style-name="Fuente_20_de_20_párrafo_20_predeter."><text:span text:style-name="T1">f</text:span></text:span><text:span text:style-name="Fuente_20_de_20_párrafo_20_predeter."><text:span text:style-name="T3">ono: </text:span></text:span><text:span text:style-name="Fuente_20_de_20_párrafo_20_predeter."><text:span text:style-name="T1"><text:s/></text:span></text:span><text:span text:style-name="Fuente_20_de_20_párrafo_20_predeter."><text:span text:style-name="T1"><draw:control text:anchor-type="as-char" draw:z-index="7" draw:name="Control 6" draw:style-name="gr4" draw:text-style-name="P50" svg:width="4.001cm" svg:height="0.5cm" draw:control="control6"/></text:span></text:span><text:span text:style-name="Fuente_20_de_20_párrafo_20_predeter."><text:span text:style-name="T1"><text:s text:c="3"/>Corre</text:span></text:span><text:span text:style-name="Fuente_20_de_20_párrafo_20_predeter."><text:span text:style-name="T6">u</text:span></text:span><text:span text:style-name="Fuente_20_de_20_párrafo_20_predeter."><text:span text:style-name="T1"> electr</text:span></text:span><text:span text:style-name="Fuente_20_de_20_párrafo_20_predeter."><text:span text:style-name="T12">ò</text:span></text:span><text:span text:style-name="Fuente_20_de_20_párrafo_20_predeter."><text:span text:style-name="T1">nic: </text:span></text:span><text:span text:style-name="Fuente_20_de_20_párrafo_20_predeter."><text:span text:style-name="T1"><draw:control text:anchor-type="as-char" draw:z-index="8" draw:name="Control 3" draw:style-name="gr4" draw:text-style-name="P50" svg:width="6.04cm" svg:height="0.5cm" draw:control="control7"/></text:span></text:span></text:p>
      <text:p text:style-name="P45"><text:span text:style-name="Fuente_20_de_20_párrafo_20_predeter."><text:span text:style-name="T9"/></text:span></text:p>
      <text:p text:style-name="P47"><text:span text:style-name="Fuente_20_de_20_párrafo_20_predeter."><text:span text:style-name="T2">DADES DE L'INSTITUT D'EDUCACIÓ SECUNDÀRIA O CENTRE DE FORMACIÓ COMPETENT</text:span></text:span></text:p>
      <text:p text:style-name="P13"><text:span text:style-name="Fuente_20_de_20_párrafo_20_predeter."><text:span text:style-name="T1">Denominació: <text:s text:c="2"/>CENTRO ESPECÍFICO DE EDUCACIÓN A DISTANCIA</text:span></text:span></text:p>
      <text:p text:style-name="P14"><text:span text:style-name="Fuente_20_de_20_párrafo_20_predeter."><text:span text:style-name="T1">Direcció: <text:s text:c="2"/>C/ Casa de la Misericòrdia, 34</text:span></text:span></text:p>
      <text:p text:style-name="P15"><text:span text:style-name="Fuente_20_de_20_párrafo_20_predeter."><text:span text:style-name="T1">Códi postal: <text:s/>46014 <text:s text:c="14"/>Locali</text:span></text:span><text:span text:style-name="Fuente_20_de_20_párrafo_20_predeter."><text:span text:style-name="T7">t</text:span></text:span><text:span text:style-name="Fuente_20_de_20_párrafo_20_predeter."><text:span text:style-name="T1">a</text:span></text:span><text:span text:style-name="Fuente_20_de_20_párrafo_20_predeter."><text:span text:style-name="T7">t</text:span></text:span><text:span text:style-name="Fuente_20_de_20_párrafo_20_predeter."><text:span text:style-name="T1">: València <text:s text:c="10"/>Provincia: <text:s/>Val</text:span></text:span><text:span text:style-name="Fuente_20_de_20_párrafo_20_predeter."><text:span text:style-name="T5">e</text:span></text:span><text:span text:style-name="Fuente_20_de_20_párrafo_20_predeter."><text:span text:style-name="T1">ncia </text:span></text:span></text:p>
      <text:p text:style-name="P12"><text:span text:style-name="Fuente_20_de_20_párrafo_20_predeter."><text:span text:style-name="T1">Tlf. <text:s/>Fi</text:span></text:span><text:span text:style-name="Fuente_20_de_20_párrafo_20_predeter."><text:span text:style-name="T7">x</text:span></text:span><text:span text:style-name="Fuente_20_de_20_párrafo_20_predeter."><text:span text:style-name="T1">: 961206990 </text:span></text:span></text:p>
      <text:p text:style-name="P12"><text:span text:style-name="Fuente_20_de_20_párrafo_20_predeter."><text:span text:style-name="T1">Corre</text:span></text:span><text:span text:style-name="Fuente_20_de_20_párrafo_20_predeter."><text:span text:style-name="T7">u</text:span></text:span><text:span text:style-name="Fuente_20_de_20_párrafo_20_predeter."><text:span text:style-name="T1"> electr</text:span></text:span><text:span text:style-name="Fuente_20_de_20_párrafo_20_predeter."><text:span text:style-name="T12">ò</text:span></text:span><text:span text:style-name="Fuente_20_de_20_párrafo_20_predeter."><text:span text:style-name="T1">nic: </text:span></text:span><text:a xlink:type="simple" xlink:href="mailto:46025799@edu.gva.es" text:style-name="Internet_20_link" text:visited-style-name="Visited_20_Internet_20_Link"><text:span text:style-name="Fuente_20_de_20_párrafo_20_predeter.">46025799@edu.gva.es</text:span></text:a></text:p>
      <text:p text:style-name="P12"><text:span text:style-name="Fuente_20_de_20_párrafo_20_predeter."><text:span text:style-name="T1"/></text:span></text:p>
      <text:p text:style-name="P5"><text:span text:style-name="Fuente_20_de_20_párrafo_20_predeter."><text:span text:style-name="T2">CICLE FORMATIU EN EL QUAL ES TROBA MATRICULAT:</text:span></text:span></text:p>
      <text:p text:style-name="P1"><text:span text:style-name="Fuente_20_de_20_párrafo_20_predeter."><text:span text:style-name="T8">COMERÇ INTERNACIONAL</text:span></text:span></text:p>
      <text:p text:style-name="P46"/>
      <text:p text:style-name="P6"><text:span text:style-name="Fuente_20_de_20_párrafo_20_predeter."><text:span text:style-name="T2">ESTUDIS QUE APORTA</text:span></text:span></text:p>
      <text:p text:style-name="P7"/>
      <text:p text:style-name="P30"><text:span text:style-name="T38"><draw:control text:anchor-type="as-char" draw:z-index="9" draw:name="Control 39" draw:style-name="gr3" draw:text-style-name="P51" svg:width="0.249cm" svg:height="0.251cm" draw:control="control8"/></text:span><text:span text:style-name="T38"><text:s text:c="3"/></text:span><text:span text:style-name="T40">Tindre superats mòduls professionals de títols de Formació Professional del catàleg de la LOGSE/LOE o bé estar en possessió d'un títol LOGSE/LOE, la convalidació de la qual està definida en les normes que regulen els títols de Formació Professional del catàleg de la LFP</text:span><text:span text:style-name="T39">.</text:span></text:p>
      <text:p text:style-name="P28"><text:span text:style-name="T38"><draw:control text:anchor-type="as-char" draw:z-index="10" draw:name="Control 41" draw:style-name="gr3" draw:text-style-name="P51" svg:width="0.249cm" svg:height="0.251cm" draw:control="control9"/></text:span><text:span text:style-name="T38"><text:s text:c="3"/></text:span><text:span text:style-name="T37">Tindre superats mòduls professionals de diversos títols Formació Professional Bàsica.</text:span></text:p>
      <text:p text:style-name="P29"><text:span text:style-name="T37"><draw:control text:anchor-type="as-char" draw:z-index="51" draw:name="Control 37" draw:style-name="gr3" draw:text-style-name="P51" svg:width="0.249cm" svg:height="0.251cm" draw:control="control52"/></text:span><text:span text:style-name="T37"><text:s text:c="3"/>Tindre superats estudis que acrediten competències professionals.</text:span></text:p>
      <text:p text:style-name="P48"><text:span text:style-name="T41"><draw:control text:anchor-type="as-char" draw:z-index="11" draw:name="Control 43" draw:style-name="gr3" draw:text-style-name="P51" svg:width="0.249cm" svg:height="0.251cm" draw:control="control10"/></text:span><text:span text:style-name="T41"><text:s text:c="3"/>Tindre superats altres estudis reglats (indique's quins): <text:s text:c="14"/></text:span><text:span text:style-name="Fuente_20_de_20_párrafo_20_predeter."><text:span text:style-name="T10"><text:s/></text:span></text:span><text:span text:style-name="T10"><draw:control text:anchor-type="as-char" draw:z-index="29" draw:name="Control 10" draw:style-name="gr5" draw:text-style-name="P50" svg:width="6.508cm" svg:height="0.5cm" draw:control="control28"/></text:span></text:p>
      <text:p text:style-name="P42"/>
      <text:p text:style-name="P43">MÒDULS PROFESSIONALS QUE SOL·LICITA</text:p>
      <text:p text:style-name="P44"/>
      <text:p text:style-name="P26"><text:span text:style-name="T32"><text:s text:c="15"/></text:span><text:span text:style-name="T34">M</text:span><text:span text:style-name="T63">ò</text:span><text:span text:style-name="T34">dul</text:span><text:span text:style-name="T32"> <text:s text:c="26"/></text:span><text:span text:style-name="T35">AA </text:span><text:span text:style-name="T36">o</text:span><text:span text:style-name="T34"> </text:span><text:span text:style-name="T35">CO</text:span><text:span text:style-name="T43">(</text:span><text:span text:style-name="T44">3</text:span><text:span text:style-name="T43">)</text:span><text:span text:style-name="T35"> <text:s text:c="11"/></text:span><text:span text:style-name="T33"><text:s text:c="9"/></text:span><text:span text:style-name="T34">M</text:span><text:span text:style-name="T63">ò</text:span><text:span text:style-name="T34">dul</text:span><text:span text:style-name="T35"> <text:s text:c="19"/>AA </text:span><text:span text:style-name="T36">o</text:span><text:span text:style-name="T35"> CO</text:span><text:span text:style-name="T43">(</text:span><text:span text:style-name="T44">3</text:span><text:span text:style-name="T43">)</text:span><text:span text:style-name="T35"> <text:s text:c="18"/></text:span><text:span text:style-name="T34">M</text:span><text:span text:style-name="T63">ò</text:span><text:span text:style-name="T34">dul</text:span><text:span text:style-name="T35"> <text:s text:c="20"/>AA </text:span><text:span text:style-name="T36">o</text:span><text:span text:style-name="T35"> CO</text:span><text:span text:style-name="T43">(</text:span><text:span text:style-name="T44">3</text:span><text:span text:style-name="T43">)</text:span><text:span text:style-name="T35"> <text:s text:c="13"/></text:span><text:span text:style-name="T33"><text:s text:c="4"/></text:span><text:span text:style-name="T34">M</text:span><text:span text:style-name="T63">ò</text:span><text:span text:style-name="T34">dul <text:s text:c="16"/></text:span><text:span text:style-name="T35"><text:s text:c="6"/>AA </text:span><text:span text:style-name="T36">o </text:span><text:span text:style-name="T35">CO</text:span><text:span text:style-name="T43">(</text:span><text:span text:style-name="T44">3</text:span><text:span text:style-name="T43">)</text:span></text:p>
      <text:p text:style-name="P17"><text:s/></text:p>
      <text:p text:style-name="P19"><text:s/><draw:control text:anchor-type="as-char" draw:z-index="16" draw:name="Control 14" draw:style-name="gr1" draw:text-style-name="P52" svg:width="3.47cm" svg:height="0.5cm" draw:control="control15"/><text:s/><draw:control text:anchor-type="as-char" draw:z-index="17" draw:name="Control 16" draw:style-name="gr1" draw:text-style-name="P52" svg:width="1.001cm" svg:height="0.502cm" draw:control="control16"/><text:s text:c="3"/><draw:control text:anchor-type="as-char" svg:y="-0.335cm" draw:z-index="36" draw:name="Control 13" draw:style-name="gr2" draw:text-style-name="P52" svg:width="3.47cm" svg:height="0.5cm" draw:control="control35"/><text:s/><draw:control text:anchor-type="as-char" draw:z-index="18" draw:name="Control 18" draw:style-name="gr1" draw:text-style-name="P52" svg:width="1.001cm" svg:height="0.502cm" draw:control="control17"/><text:s text:c="3"/><draw:control text:anchor-type="as-char" svg:y="-0.332cm" draw:z-index="37" draw:name="Control 20" draw:style-name="gr2" draw:text-style-name="P52" svg:width="3.47cm" svg:height="0.5cm" draw:control="control36"/><text:s/><draw:control text:anchor-type="as-char" draw:z-index="19" draw:name="Control 21" draw:style-name="gr1" draw:text-style-name="P52" svg:width="1.001cm" svg:height="0.502cm" draw:control="control18"/><text:s text:c="3"/><draw:control text:anchor-type="as-char" draw:z-index="38" draw:name="Control 26" draw:style-name="gr1" draw:text-style-name="P52" svg:width="3.47cm" svg:height="0.5cm" draw:control="control37"/><text:s text:c="2"/><draw:control text:anchor-type="as-char" draw:z-index="20" draw:name="Control 22" draw:style-name="gr1" draw:text-style-name="P52" svg:width="1.001cm" svg:height="0.502cm" draw:control="control19"/><text:s/></text:p>
      <text:p text:style-name="P17"><text:s/></text:p>
      <text:p text:style-name="P18"><text:s/><draw:control text:anchor-type="as-char" draw:z-index="39" draw:name="Control 23" draw:style-name="gr1" draw:text-style-name="P52" svg:width="3.47cm" svg:height="0.5cm" draw:control="control38"/><text:s/><draw:control text:anchor-type="as-char" draw:z-index="21" draw:name="Control 24" draw:style-name="gr1" draw:text-style-name="P52" svg:width="1.001cm" svg:height="0.502cm" draw:control="control20"/><text:s text:c="3"/><draw:control text:anchor-type="as-char" draw:z-index="40" draw:name="Control 15" draw:style-name="gr1" draw:text-style-name="P52" svg:width="3.47cm" svg:height="0.5cm" draw:control="control39"/><text:s/><draw:control text:anchor-type="as-char" draw:z-index="22" draw:name="Control 25" draw:style-name="gr1" draw:text-style-name="P52" svg:width="1.001cm" svg:height="0.502cm" draw:control="control21"/><text:s text:c="3"/><draw:control text:anchor-type="as-char" draw:z-index="41" draw:name="Control 27" draw:style-name="gr1" draw:text-style-name="P52" svg:width="3.47cm" svg:height="0.5cm" draw:control="control40"/><text:s/><draw:control text:anchor-type="as-char" draw:z-index="23" draw:name="Control 19" draw:style-name="gr1" draw:text-style-name="P52" svg:width="1.001cm" svg:height="0.502cm" draw:control="control22"/><text:s text:c="3"/><draw:control text:anchor-type="as-char" svg:y="-0.36cm" draw:z-index="42" draw:name="Control 32" draw:style-name="gr2" draw:text-style-name="P52" svg:width="3.47cm" svg:height="0.5cm" draw:control="control51"/><text:s text:c="2"/><draw:control text:anchor-type="as-char" draw:z-index="24" draw:name="Control 17" draw:style-name="gr1" draw:text-style-name="P52" svg:width="1.001cm" svg:height="0.502cm" draw:control="control23"/><text:s text:c="2"/></text:p>
      <text:p text:style-name="P16"><text:s text:c="5"/></text:p>
      <text:p text:style-name="P18"><text:s/><draw:control text:anchor-type="as-char" draw:z-index="43" draw:name="Control 40" draw:style-name="gr1" draw:text-style-name="P52" svg:width="3.47cm" svg:height="0.5cm" draw:control="control41"/><text:s/><draw:control text:anchor-type="as-char" draw:z-index="25" draw:name="Control 28" draw:style-name="gr1" draw:text-style-name="P52" svg:width="1.001cm" svg:height="0.502cm" draw:control="control24"/><text:s text:c="3"/><draw:control text:anchor-type="as-char" draw:z-index="44" draw:name="Control 44" draw:style-name="gr1" draw:text-style-name="P52" svg:width="3.47cm" svg:height="0.5cm" draw:control="control42"/><text:s/><draw:control text:anchor-type="as-char" draw:z-index="26" draw:name="Control 29" draw:style-name="gr1" draw:text-style-name="P52" svg:width="1.001cm" svg:height="0.502cm" draw:control="control25"/><text:s text:c="3"/><draw:control text:anchor-type="as-char" draw:z-index="45" draw:name="Control 47" draw:style-name="gr1" draw:text-style-name="P52" svg:width="3.47cm" svg:height="0.5cm" draw:control="control43"/><text:s/><draw:control text:anchor-type="as-char" draw:z-index="27" draw:name="Control 30" draw:style-name="gr1" draw:text-style-name="P52" svg:width="1.001cm" svg:height="0.502cm" draw:control="control26"/><text:s text:c="3"/><draw:control text:anchor-type="as-char" draw:z-index="46" draw:name="Control 48" draw:style-name="gr1" draw:text-style-name="P52" svg:width="3.47cm" svg:height="0.5cm" draw:control="control44"/><text:s text:c="2"/><draw:control text:anchor-type="as-char" draw:z-index="28" draw:name="Control 31" draw:style-name="gr1" draw:text-style-name="P52" svg:width="1.001cm" svg:height="0.502cm" draw:control="control27"/><text:s text:c="2"/></text:p>
      <text:p text:style-name="P16"/>
      <text:p text:style-name="P18"><text:s/><draw:control text:anchor-type="as-char" draw:z-index="47" draw:name="Control 49" draw:style-name="gr1" draw:text-style-name="P52" svg:width="3.47cm" svg:height="0.5cm" draw:control="control45"/><text:s/><draw:control text:anchor-type="as-char" draw:z-index="12" draw:name="Control 33" draw:style-name="gr1" draw:text-style-name="P52" svg:width="1.001cm" svg:height="0.502cm" draw:control="control11"/><text:s text:c="3"/><draw:control text:anchor-type="as-char" draw:z-index="48" draw:name="Control 50" draw:style-name="gr1" draw:text-style-name="P52" svg:width="3.47cm" svg:height="0.5cm" draw:control="control46"/><text:s/><draw:control text:anchor-type="as-char" draw:z-index="13" draw:name="Control 34" draw:style-name="gr1" draw:text-style-name="P52" svg:width="1.001cm" svg:height="0.502cm" draw:control="control12"/><text:s text:c="3"/><draw:control text:anchor-type="as-char" draw:z-index="49" draw:name="Control 51" draw:style-name="gr1" draw:text-style-name="P52" svg:width="3.47cm" svg:height="0.5cm" draw:control="control47"/><text:s/><draw:control text:anchor-type="as-char" draw:z-index="14" draw:name="Control 45" draw:style-name="gr1" draw:text-style-name="P52" svg:width="1.001cm" svg:height="0.502cm" draw:control="control13"/><text:s text:c="3"/><draw:control text:anchor-type="as-char" draw:z-index="50" draw:name="Control 52" draw:style-name="gr1" draw:text-style-name="P52" svg:width="3.47cm" svg:height="0.5cm" draw:control="control48"/><text:s text:c="2"/><draw:control text:anchor-type="as-char" draw:z-index="15" draw:name="Control 46" draw:style-name="gr1" draw:text-style-name="P52" svg:width="1.001cm" svg:height="0.502cm" draw:control="control14"/></text:p>
      <text:p text:style-name="P2"><text:span text:style-name="Fuente_20_de_20_párrafo_20_predeter."><text:span text:style-name="T30"/></text:span></text:p>
      <text:p text:style-name="P37">A este efecte presenta la següent documentació:</text:p>
      <text:p text:style-name="P32"><text:span text:style-name="T58"><draw:control text:anchor-type="as-char" draw:z-index="31" draw:name="Control 35" draw:style-name="gr3" draw:text-style-name="P51" svg:width="0.249cm" svg:height="0.251cm" draw:control="control30"/></text:span><text:span text:style-name="T58"><text:s/></text:span>F<text:span text:style-name="T61">otocòpia del document d'identificació (nacional o estranger). No és necessària si es firma electrònicament la sol·licitud</text:span>.</text:p>
      <text:p text:style-name="P35"><draw:control text:anchor-type="as-char" draw:z-index="32" draw:name="Control 36" draw:style-name="gr3" draw:text-style-name="P51" svg:width="0.249cm" svg:height="0.251cm" draw:control="control31"/><text:s text:c="2"/>Certificació acadèmica oficial (original o fotocòpia compulsada) en la qual consten els mòduls professionals cursats, la convocatòria en la qual han sigut superats i la qualificació obtinguda..</text:p>
      <text:p text:style-name="P36"><draw:control text:anchor-type="as-char" draw:z-index="52" draw:name="Control 42" draw:style-name="gr3" draw:text-style-name="P51" svg:width="0.249cm" svg:height="0.251cm" draw:control="control53"/><text:s text:c="2"/>Certificació curse competències professionals<text:span text:style-name="T60">.</text:span></text:p>
      <text:p text:style-name="P31"><draw:control text:anchor-type="as-char" draw:z-index="33" draw:name="Control 38" draw:style-name="gr3" draw:text-style-name="P51" svg:width="0.249cm" svg:height="0.251cm" draw:control="control32"/><text:s text:c="2"/>Fotocòpia compulsada del títol <text:span text:style-name="T42">(</text:span><text:span text:style-name="T45">4</text:span><text:span text:style-name="T42">)</text:span>.</text:p>
      <text:p text:style-name="P33"><draw:control text:anchor-type="as-char" draw:z-index="53" draw:name="Control 53" draw:style-name="gr3" draw:text-style-name="P51" svg:width="0.249cm" svg:height="0.251cm" draw:control="control54"/><text:s text:c="2"/><text:span text:style-name="T65">Altres</text:span><text:span text:style-name="T46">(5)</text:span><text:span text:style-name="T59">: </text:span><text:span text:style-name="T59"><draw:control text:anchor-type="as-char" svg:y="-0.307cm" draw:z-index="54" draw:name="Control 54" draw:style-name="gr2" draw:text-style-name="P50" svg:width="13.064cm" svg:height="0.451cm" draw:control="control55"/></text:span></text:p>
      <text:p text:style-name="P34"/>
      <text:p text:style-name="P21"><text:span text:style-name="Fuente_20_de_20_párrafo_20_predeter."><text:span text:style-name="T28"><draw:control text:anchor-type="as-char" draw:z-index="30" draw:name="Control 71" draw:style-name="gr3" draw:text-style-name="P51" svg:width="0.249cm" svg:height="0.251cm" draw:control="control29"/></text:span></text:span><text:span text:style-name="Fuente_20_de_20_párrafo_20_predeter."><text:span text:style-name="T28"><text:s text:c="2"/>Autoritze el Centre Específic d'Educació a Distància de la Comunitat Valenciana per a l'obtenció del certificat acadèmic dels estudis realitzats en eixe Centre</text:span></text:span><text:span text:style-name="Fuente_20_de_20_párrafo_20_predeter."><text:span text:style-name="T29">.</text:span></text:span><text:span text:style-name="Fuente_20_de_20_párrafo_20_predeter."><text:span text:style-name="T15">(</text:span></text:span><text:span text:style-name="Fuente_20_de_20_párrafo_20_predeter."><text:span text:style-name="T16">6</text:span></text:span><text:span text:style-name="Fuente_20_de_20_párrafo_20_predeter."><text:span text:style-name="T15">):</text:span></text:span></text:p>
      <text:p text:style-name="P20"><text:span text:style-name="Fuente_20_de_20_párrafo_20_predeter."><text:span text:style-name="T17"/></text:span></text:p>
      <text:p text:style-name="P20"><text:span text:style-name="Fuente_20_de_20_párrafo_20_predeter."><text:span text:style-name="T15"><text:s/></text:span></text:span><text:span text:style-name="Fuente_20_de_20_párrafo_20_predeter."><text:span text:style-name="T29"><text:s/></text:span></text:span><text:span text:style-name="Fuente_20_de_20_párrafo_20_predeter."><text:span text:style-name="T11"><draw:control text:anchor-type="as-char" svg:y="-0.499cm" draw:z-index="34" draw:name="Control 11" draw:style-name="gr2" draw:text-style-name="P50" svg:width="12.872cm" svg:height="0.451cm" draw:control="control33"/></text:span></text:span></text:p>
      <text:p text:style-name="P27"/>
      <text:p text:style-name="P38"><text:span text:style-name="T49">(1) </text:span><text:span text:style-name="T48">NIA:</text:span><text:span text:style-name="T50"> </text:span><text:span text:style-name="T55">N</text:span><text:span text:style-name="T64">ú</text:span><text:span text:style-name="T54">mero</text:span><text:span text:style-name="T51"> </text:span><text:span text:style-name="T54">d’identificación</text:span><text:span text:style-name="T53"> </text:span><text:span text:style-name="T54">del</text:span><text:span text:style-name="T53"> </text:span><text:span text:style-name="T56">alumn</text:span><text:span text:style-name="T57">e</text:span><text:span text:style-name="T56">/a</text:span></text:p>
      <text:p text:style-name="P38"><text:span text:style-name="T49">(2) </text:span><text:span text:style-name="T48">DNI</text:span><text:span text:style-name="T52"> </text:span><text:span text:style-name="T48">/ NIE:</text:span><text:span text:style-name="T52"> </text:span><text:span text:style-name="T54">Document</text:span><text:span text:style-name="T51"> </text:span><text:span text:style-name="T54">nacional</text:span><text:span text:style-name="T53"> </text:span><text:span text:style-name="T54">de</text:span><text:span text:style-name="T53"> </text:span><text:span text:style-name="T54">identi</text:span><text:span text:style-name="T55">tat </text:span><text:span text:style-name="T54">–</text:span><text:span text:style-name="T51"> </text:span><text:span text:style-name="T56">Número d'identificació d'estrangers o document legalment establit.</text:span></text:p>
      <text:p text:style-name="P39"><text:span text:style-name="T47">(3) </text:span><text:span text:style-name="Fuente_20_de_20_párrafo_20_predeter."><text:span text:style-name="T20">CO:</text:span></text:span><text:span text:style-name="Fuente_20_de_20_párrafo_20_predeter."><text:span text:style-name="T18"> Convalidació / </text:span></text:span><text:span text:style-name="Fuente_20_de_20_párrafo_20_predeter."><text:span text:style-name="T20">AA:</text:span></text:span><text:span text:style-name="Fuente_20_de_20_párrafo_20_predeter."><text:span text:style-name="T18"> Aprovat amb anterioritat</text:span></text:span><text:span text:style-name="Fuente_20_de_20_párrafo_20_predeter."><text:span text:style-name="T22">.</text:span></text:span></text:p>
      <text:p text:style-name="P40"><text:span text:style-name="Fuente_20_de_20_párrafo_20_predeter."><text:span text:style-name="T23">(</text:span></text:span><text:span text:style-name="Fuente_20_de_20_párrafo_20_predeter."><text:span text:style-name="T20">4) O fotocòpia de l'antic </text:span></text:span><text:span text:style-name="Fuente_20_de_20_párrafo_20_predeter."><text:span text:style-name="T19">Llibre de Qualificacions de Formació Professional</text:span></text:span><text:span text:style-name="Fuente_20_de_20_párrafo_20_predeter."><text:span text:style-name="T20">.</text:span></text:span></text:p>
      <text:p text:style-name="P41"><text:span text:style-name="Fuente_20_de_20_párrafo_20_predeter."><text:span text:style-name="T23">(</text:span></text:span><text:span text:style-name="Fuente_20_de_20_párrafo_20_predeter."><text:span text:style-name="T24">5</text:span></text:span><text:span text:style-name="Fuente_20_de_20_párrafo_20_predeter."><text:span text:style-name="T20">) Indique qualsevol altra documentació aportada.</text:span></text:span></text:p>
      <text:p text:style-name="P22"><text:span text:style-name="Fuente_20_de_20_párrafo_20_predeter."><text:span text:style-name="T21">(</text:span></text:span><text:span text:style-name="Fuente_20_de_20_párrafo_20_predeter."><text:span text:style-name="T24">6</text:span></text:span><text:span text:style-name="Fuente_20_de_20_párrafo_20_predeter."><text:span text:style-name="T21">) Només estudis realitzats </text:span></text:span><text:span text:style-name="Fuente_20_de_20_párrafo_20_predeter."><text:span text:style-name="T26">a</text:span></text:span><text:span text:style-name="Fuente_20_de_20_párrafo_20_predeter."><text:span text:style-name="T21">l CEEDCV. Indicar cicle i any de finalització del mateix separats per barra. Si hi ha diversos sep</text:span></text:span><text:span text:style-name="Fuente_20_de_20_párrafo_20_predeter."><text:span text:style-name="T26">a</text:span></text:span><text:span text:style-name="Fuente_20_de_20_párrafo_20_predeter."><text:span text:style-name="T21">rar-los amb coma (per exemple: DAW/22, GIAT/24).</text:span></text:span></text:p>
      <text:p text:style-name="P23"><text:span text:style-name="Fuente_20_de_20_párrafo_20_predeter."><text:span text:style-name="T21"/></text:span></text:p>
      <text:p text:style-name="P23"><text:span text:style-name="Fuente_20_de_20_párrafo_20_predeter."><text:span text:style-name="T21"/></text:span></text:p>
      <text:p text:style-name="P24"><text:span text:style-name="Fuente_20_de_20_párrafo_20_predeter."><text:span text:style-name="T21"><text:tab/></text:span></text:span><text:span text:style-name="Fuente_20_de_20_párrafo_20_predeter."><text:span text:style-name="T21"><draw:control text:anchor-type="as-char" draw:z-index="55" draw:name="Control 55" draw:style-name="gr1" draw:text-style-name="P50" svg:width="3.55cm" svg:height="0.5cm" draw:control="control56"/></text:span></text:span><text:span text:style-name="Fuente_20_de_20_párrafo_20_predeter."><text:span text:style-name="T21">, </text:span></text:span><text:span text:style-name="Fuente_20_de_20_párrafo_20_predeter."><text:span text:style-name="T21"><draw:control text:anchor-type="as-char" draw:z-index="56" draw:name="Control 56" draw:style-name="gr1" draw:text-style-name="P50" svg:width="1.493cm" svg:height="0.5cm" draw:control="control57"/></text:span></text:span><text:span text:style-name="Fuente_20_de_20_párrafo_20_predeter."><text:span text:style-name="T21"><text:s/></text:span></text:span><text:span text:style-name="Fuente_20_de_20_párrafo_20_predeter."><text:span text:style-name="T25">de </text:span></text:span><text:span text:style-name="Fuente_20_de_20_párrafo_20_predeter."><text:span text:style-name="T25"><draw:control text:anchor-type="as-char" draw:z-index="57" draw:name="Control 57" draw:style-name="gr1" draw:text-style-name="P50" svg:width="1.385cm" svg:height="0.5cm" draw:control="control58"/></text:span></text:span><text:span text:style-name="Fuente_20_de_20_párrafo_20_predeter."><text:span text:style-name="T25"><text:s/>de </text:span></text:span><text:span text:style-name="Fuente_20_de_20_párrafo_20_predeter."><text:span text:style-name="T25"><draw:control text:anchor-type="as-char" draw:z-index="58" draw:name="Control 58" draw:style-name="gr1" draw:text-style-name="P50" svg:width="1.265cm" svg:height="0.5cm" draw:control="control59"/></text:span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4"><text:span text:style-name="Fuente_20_de_20_párrafo_20_predeter."><text:span text:style-name="T25"/></text:span></text:p>
      <text:p text:style-name="P25"><text:span text:style-name="Fuente_20_de_20_párrafo_20_predeter."><text:span text:style-name="T25"><text:tab/><text:tab/><text:tab/><text:tab/><text:tab/><text:tab/><text:tab/><text:tab/><text:tab/>Firma: _________________________________________________________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Arial4" svg:font-family="Arial" style:font-adornments="Normal" style:font-family-generic="swiss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1c334e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Arial2" fo:font-family="Arial" style:font-family-generic="swiss" style:font-pitch="variable" style:font-name-asian="Arial2" style:font-family-asian="Arial" style:font-family-generic-asian="swiss" style:font-pitch-asian="variable" style:font-name-complex="Arial2" style:font-family-complex="Arial" style:font-family-generic-complex="swiss" style:font-pitch-complex="variable" fo:hyphenate="false" loext:hyphenation-no-caps="false"/>
    </style:style>
    <style:style style:name="Texto_20_independiente" style:display-name="Texto independiente" style:family="paragraph" style:parent-style-name="Normal">
      <style:paragraph-properties fo:margin-top="0.199cm" fo:margin-bottom="0cm" style:contextual-spacing="false" fo:hyphenation-ladder-count="no-limit"/>
      <style:text-properties fo:font-size="8.5pt" style:font-size-asian="8.5pt" style:font-size-complex="8.5pt" fo:hyphenate="false" loext:hyphenation-no-caps="false"/>
    </style:style>
    <style:style style:name="Párrafo_20_de_20_lista" style:display-name="Párrafo de lista" style:family="paragraph" style:parent-style-name="Normal">
      <style:paragraph-properties fo:hyphenation-ladder-count="no-limit"/>
      <style:text-properties fo:hyphenate="false" loext:hyphenation-no-caps="false"/>
    </style:style>
    <style:style style:name="Table_20_Paragraph" style:display-name="Table Paragraph" style:family="paragraph" style:parent-style-name="Normal">
      <style:paragraph-properties fo:hyphenation-ladder-count="no-limit"/>
      <style:text-properties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paragraph" style:family="paragraph" style:parent-style-name="Normal">
      <style:paragraph-properties fo:margin-top="0.176cm" fo:margin-bottom="0.176cm" style:contextual-spacing="false" fo:orphans="2" fo:widows="2" fo:hyphenation-ladder-count="no-limit" style:text-autospace="ideograph-alpha"/>
      <style:text-properties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es" style:country-asian="ES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name-asian="Arial2" style:font-family-asian="Arial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normaltextrun" style:family="text" style:parent-style-name="Fuente_20_de_20_párrafo_20_predeter."/>
    <style:style style:name="eop" style:family="text" style:parent-style-name="Fuente_20_de_20_párrafo_20_predeter."/>
    <style:style style:name="Texto_20_independiente_20_Car" style:display-name="Texto independiente Car" style:family="text" style:parent-style-name="Fuente_20_de_20_párrafo_20_predeter.">
      <style:text-properties style:font-name="Arial2" fo:font-family="Arial" style:font-family-generic="swiss" style:font-pitch="variable" fo:font-size="8.5pt" style:font-name-asian="Arial2" style:font-family-asian="Arial" style:font-family-generic-asian="swiss" style:font-pitch-asian="variable" style:font-size-asian="8.5pt" style:font-name-complex="Arial2" style:font-family-complex="Arial" style:font-family-generic-complex="swiss" style:font-pitch-complex="variable" style:font-size-complex="8.5pt"/>
    </style:style>
    <style:style style:name="Hipervínculo" style:family="text" style:parent-style-name="Fuente_20_de_20_párrafo_20_predeter.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3" style:display-name="WW_CharLFO1LVL3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fo:color="#000009" loext:opacity="100%" style:font-name="Arial2" fo:font-family="Arial" style:font-family-generic="swiss" style:font-pitch="variable" fo:font-size="11pt" fo:language="es" fo:country="ES" style:font-name-asian="Arial2" style:font-family-asian="Arial" style:font-family-generic-asian="swiss" style:font-pitch-asian="variable" style:font-size-asian="11pt" style:language-asian="es" style:country-asian="ES" style:font-name-complex="Arial2" style:font-family-complex="Arial" style:font-family-generic-complex="swiss" style:font-pitch-complex="variable" style:font-size-complex="11pt" style:language-complex="es" style:country-complex="ES" style:text-scale="124%"/>
    </style:style>
    <style:style style:name="WW_5f_CharLFO3LVL2" style:display-name="WW_CharLFO3LVL2" style:family="text">
      <style:text-properties fo:language="es" fo:country="ES" style:language-asian="es" style:country-asian="ES" style:language-complex="es" style:country-complex="ES"/>
    </style:style>
    <style:style style:name="WW_5f_CharLFO3LVL3" style:display-name="WW_CharLFO3LVL3" style:family="text">
      <style:text-properties fo:language="es" fo:country="ES" style:language-asian="es" style:country-asian="ES" style:language-complex="es" style:country-complex="ES"/>
    </style:style>
    <style:style style:name="WW_5f_CharLFO3LVL4" style:display-name="WW_CharLFO3LVL4" style:family="text">
      <style:text-properties fo:language="es" fo:country="ES" style:language-asian="es" style:country-asian="ES" style:language-complex="es" style:country-complex="ES"/>
    </style:style>
    <style:style style:name="WW_5f_CharLFO3LVL5" style:display-name="WW_CharLFO3LVL5" style:family="text">
      <style:text-properties fo:language="es" fo:country="ES" style:language-asian="es" style:country-asian="ES" style:language-complex="es" style:country-complex="ES"/>
    </style:style>
    <style:style style:name="WW_5f_CharLFO3LVL6" style:display-name="WW_CharLFO3LVL6" style:family="text">
      <style:text-properties fo:language="es" fo:country="ES" style:language-asian="es" style:country-asian="ES" style:language-complex="es" style:country-complex="ES"/>
    </style:style>
    <style:style style:name="WW_5f_CharLFO3LVL7" style:display-name="WW_CharLFO3LVL7" style:family="text">
      <style:text-properties fo:language="es" fo:country="ES" style:language-asian="es" style:country-asian="ES" style:language-complex="es" style:country-complex="ES"/>
    </style:style>
    <style:style style:name="WW_5f_CharLFO3LVL8" style:display-name="WW_CharLFO3LVL8" style:family="text">
      <style:text-properties fo:language="es" fo:country="ES" style:language-asian="es" style:country-asian="ES" style:language-complex="es" style:country-complex="ES"/>
    </style:style>
    <style:style style:name="WW_5f_CharLFO3LVL9" style:display-name="WW_CharLFO3LVL9" style:family="text">
      <style:text-properties fo:language="es" fo:country="ES" style:language-asian="es" style:country-asian="ES" style:language-complex="es" style:country-complex="ES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0.494cm" fo:margin-left="1.087cm" fo:margin-right="0.92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Anexo Convalidaciones</dc:title>
    <meta:creation-date>2024-06-27T11:40:59.596000000</meta:creation-date>
    <meta:editing-cycles>57</meta:editing-cycles>
    <meta:editing-duration>P5DT2H13M23S</meta:editing-duration>
    <dc:date>2024-07-25T12:26:09.237431689</dc:date>
    <meta:document-statistic meta:table-count="0" meta:image-count="0" meta:object-count="0" meta:page-count="1" meta:paragraph-count="45" meta:word-count="326" meta:character-count="2705" meta:non-whitespace-character-count="2064"/>
    <meta:user-defined meta:name="Created" meta:value-type="date">2020-12-29T00:00:00Z</meta:user-defined>
    <meta:user-defined meta:name="Creator">PDFsam Basic v4.2.1</meta:user-defined>
    <meta:user-defined meta:name="LastSaved" meta:value-type="date">2022-03-29T00:00:00Z</meta:user-defined>
  </office:meta>
</office:document-meta>
</file>